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itle">
      <style:text-properties officeooo:rsid="0001d783" officeooo:paragraph-rsid="0001d783"/>
    </style:style>
    <style:style style:name="P2" style:family="paragraph" style:parent-style-name="Text_20_body">
      <style:text-properties officeooo:rsid="0001d783" officeooo:paragraph-rsid="0001d783"/>
    </style:style>
    <style:style style:name="P3" style:family="paragraph" style:parent-style-name="Subtitle">
      <style:text-properties officeooo:rsid="0001d783" officeooo:paragraph-rsid="0001d783"/>
    </style:style>
    <style:style style:name="P4" style:family="paragraph" style:parent-style-name="Text_20_body">
      <style:text-properties officeooo:rsid="00036aca" officeooo:paragraph-rsid="0001d783"/>
    </style:style>
    <style:style style:name="P5" style:family="paragraph" style:parent-style-name="Text_20_body">
      <style:text-properties officeooo:rsid="00085b43" officeooo:paragraph-rsid="00085b43"/>
    </style:style>
    <style:style style:name="P6" style:family="paragraph" style:parent-style-name="Heading_20_1">
      <style:text-properties officeooo:rsid="0009d49f" officeooo:paragraph-rsid="0009d49f"/>
    </style:style>
    <style:style style:name="P7" style:family="paragraph" style:parent-style-name="Text_20_body">
      <style:text-properties officeooo:paragraph-rsid="0009d49f"/>
    </style:style>
    <style:style style:name="P8" style:family="paragraph" style:parent-style-name="Heading_20_2">
      <style:text-properties officeooo:rsid="0009d49f" officeooo:paragraph-rsid="0009d49f"/>
    </style:style>
    <style:style style:name="T1" style:family="text">
      <style:text-properties officeooo:rsid="0008b8f1"/>
    </style:style>
    <style:style style:name="T2" style:family="text">
      <style:text-properties officeooo:rsid="0009d4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ent générer des surfaces 3D ? </text:p>
      <text:p text:style-name="P2"/>
      <text:p text:style-name="P3">Section : Informatique </text:p>
      <text:p text:style-name="P3">nom, prénoms</text:p>
      <text:p text:style-name="P2"/>
      <text:p text:style-name="P2"/>
      <text:p text:style-name="P2">description du projet </text:p>
      <text:p text:style-name="P2"><text:tab/><text:tab/>- pour enseignants dans leur cours </text:p>
      <text:p text:style-name="P2"><text:tab/>- IMAGES LIBRE DE DROITS </text:p>
      <text:p text:style-name="P2"><text:tab/>- document mis en ligne </text:p>
      <text:p text:style-name="P2"><text:tab/>- notation </text:p>
      <text:p text:style-name="P2"><text:tab/><text:tab/>- ton scientique </text:p>
      <text:p text:style-name="P2"><text:tab/><text:tab/>- exemples et illustrations adéquats </text:p>
      <text:p text:style-name="P2"><text:tab/><text:tab/>- bibliogrpahie de qualité </text:p>
      <text:p text:style-name="P2">- structure bonne et claire</text:p>
      <text:p text:style-name="P2">MAX DEUX PAGES </text:p>
      <text:p text:style-name="P4"/>
      <text:p text:style-name="P5">Dans les jeux vidéos de type open world avec univers infini, le joueur découvre sous les yeux un univers qui se génére lui même à force de le parcourir. Pour rendre l’expérience la plus fidèle à la réalité et fluide, différents procédés se passent dans la machine de l’utilisateur. <text:span text:style-name="T1">Certains programmes permettent de générer </text:span><text:span text:style-name="T2">de</text:span><text:span text:style-name="T1">s surfaces selon des paramètres en données </text:span><text:span text:style-name="T2">et d’autres aident pour la construction de courbes avec un effet naturel. </text:span></text:p>
      <text:p text:style-name="P5"/>
      <text:h text:style-name="P6" text:outline-level="1">Modéliser des courbes </text:h>
      <text:p text:style-name="P7"/>
      <text:h text:style-name="P6" text:outline-level="1">Générer une surface </text:h>
      <text:p text:style-name="P7"/>
      <text:h text:style-name="P8" text:outline-level="2"><text:soft-page-break/>En une seule dimension </text:h>
      <text:p text:style-name="P7"/>
      <text:h text:style-name="P8" text:outline-level="2">En deux dimensions </text:h>
      <text:p text:style-name="P7"/>
      <text:h text:style-name="P8" text:outline-level="2">En trois dimensions </text:h>
      <text:p text:style-name="P7"/>
      <text:p text:style-name="P7"/>
      <text:h text:style-name="P6" text:outline-level="1" text:is-list-header="true">Et tout cela ensemble ? 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4T14:18:25.602919306</meta:creation-date>
    <meta:generator>LibreOffice/25.2.3.2$Linux_X86_64 LibreOffice_project/520$Build-2</meta:generator>
    <dc:date>2026-02-04T16:21:43.605750914</dc:date>
    <meta:editing-duration>PT10M31S</meta:editing-duration>
    <meta:editing-cycles>3</meta:editing-cycles>
    <meta:document-statistic meta:table-count="0" meta:image-count="0" meta:object-count="0" meta:page-count="2" meta:paragraph-count="20" meta:word-count="146" meta:character-count="891" meta:non-whitespace-character-count="736"/>
  </office:meta>
</office:document-meta>
</file>